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Andale Mono" svg:font-family="'Andale Mono'" style:font-pitch="fixed"/>
    <style:font-face style:name="Monospaced1" svg:font-family="Monospaced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" fo:font-size="8pt" fo:font-style="normal" style:font-size-asian="8pt" style:font-size-complex="8pt"/>
    </style:style>
    <style:style style:name="P2" style:family="paragraph" style:parent-style-name="Preformatted_20_Text">
      <style:text-properties fo:font-variant="normal" fo:text-transform="none" style:font-name="Monospaced" fo:font-size="8pt" fo:font-style="normal" style:font-size-asian="8pt" style:font-size-complex="8pt"/>
    </style:style>
    <style:style style:name="P3" style:family="paragraph" style:parent-style-name="Preformatted_20_Text">
      <style:text-properties fo:font-variant="normal" fo:text-transform="none" fo:color="#b01813" style:font-name="Monospaced" fo:font-size="8pt" fo:font-style="normal" style:font-size-asian="8pt" style:font-size-complex="8pt"/>
    </style:style>
    <style:style style:name="P4" style:family="paragraph" style:parent-style-name="Preformatted_20_Text">
      <style:text-properties fo:font-variant="normal" fo:text-transform="none" fo:color="#b01813" style:font-name="Monospaced1" fo:font-size="8pt" fo:font-style="normal" style:font-size-asian="8pt" style:font-size-complex="8pt"/>
    </style:style>
    <style:style style:name="P5" style:family="paragraph" style:parent-style-name="Preformatted_20_Text">
      <style:text-properties fo:font-variant="normal" fo:text-transform="none" fo:font-size="8pt" style:font-size-asian="8pt" style:font-size-complex="8pt"/>
    </style:style>
    <style:style style:name="P6" style:family="paragraph" style:parent-style-name="Preformatted_20_Text">
      <style:text-properties fo:font-variant="normal" fo:text-transform="none" style:font-name="Monospaced1" fo:font-size="8pt" fo:font-style="normal" style:font-size-asian="8pt" style:font-size-complex="8pt"/>
    </style:style>
    <style:style style:name="P7" style:family="paragraph" style:parent-style-name="Preformatted_20_Text">
      <style:text-properties fo:font-variant="normal" fo:text-transform="none" style:font-name="Monospaced1" fo:font-size="8pt" style:font-size-asian="8pt" style:font-size-complex="8pt"/>
    </style:style>
    <style:style style:name="P8" style:family="paragraph" style:parent-style-name="Preformatted_20_Text">
      <style:text-properties fo:font-size="8pt" style:font-size-asian="8pt" style:font-size-complex="8pt"/>
    </style:style>
    <style:style style:name="P9" style:family="paragraph" style:parent-style-name="Preformatted_20_Text">
      <style:text-properties style:font-name="FreeMono" fo:font-size="8pt" style:font-size-asian="8pt" style:font-size-complex="8pt"/>
    </style:style>
    <style:style style:name="P10" style:family="paragraph" style:parent-style-name="Preformatted_20_Text">
      <style:text-properties style:font-name="Monospaced1" fo:font-size="8pt" style:font-size-asian="8pt" style:font-size-complex="8pt"/>
    </style:style>
    <style:style style:name="P11" style:family="paragraph" style:parent-style-name="Preformatted_20_Text">
      <style:paragraph-properties fo:margin-top="0cm" fo:margin-bottom="0.499cm"/>
      <style:text-properties fo:font-variant="normal" fo:text-transform="none" style:font-name="Monospaced" fo:font-size="8pt" fo:font-style="normal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style="normal"/>
    </style:style>
    <style:style style:name="T4" style:family="text">
      <style:text-properties fo:color="#000000" fo:font-style="normal" style:text-underline-style="solid" style:text-underline-width="auto" style:text-underline-color="font-color"/>
    </style:style>
    <style:style style:name="T5" style:family="text">
      <style:text-properties fo:color="#000000" style:font-name="Monospaced" fo:font-style="normal"/>
    </style:style>
    <style:style style:name="T6" style:family="text">
      <style:text-properties fo:color="#000000" style:font-name="Monospaced" fo:font-style="normal" style:text-underline-style="solid" style:text-underline-width="auto" style:text-underline-color="font-color"/>
    </style:style>
    <style:style style:name="T7" style:family="text">
      <style:text-properties fo:color="#5c5c5c"/>
    </style:style>
    <style:style style:name="T8" style:family="text">
      <style:text-properties fo:color="#5c5c5c" fo:font-style="normal"/>
    </style:style>
    <style:style style:name="T9" style:family="text">
      <style:text-properties fo:color="#5c5c5c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fo:font-style="normal"/>
    </style:style>
    <style:style style:name="T12" style:family="text">
      <style:text-properties fo:color="#bc8f8f" style:font-name="Monospaced" fo:font-style="normal"/>
    </style:style>
    <style:style style:name="T13" style:family="text">
      <style:text-properties fo:color="#64ae64"/>
    </style:style>
    <style:style style:name="T14" style:family="text">
      <style:text-properties fo:color="#64ae64" fo:font-style="normal"/>
    </style:style>
    <style:style style:name="T15" style:family="text">
      <style:text-properties fo:color="#64ae64" style:font-name="Monospaced" fo:font-style="normal"/>
    </style:style>
    <style:style style:name="T16" style:family="text">
      <style:text-properties fo:color="#32b9b9"/>
    </style:style>
    <style:style style:name="T17" style:family="text">
      <style:text-properties fo:color="#32b9b9" fo:font-style="normal"/>
    </style:style>
    <style:style style:name="T18" style:family="text">
      <style:text-properties fo:color="#32b9b9" style:font-name="Monospaced" fo:font-style="normal"/>
    </style:style>
    <style:style style:name="T19" style:family="text">
      <style:text-properties fo:color="#4a55db"/>
    </style:style>
    <style:style style:name="T20" style:family="text">
      <style:text-properties fo:color="#4a55db" fo:font-style="normal"/>
    </style:style>
    <style:style style:name="T21" style:family="text">
      <style:text-properties fo:color="#4a55db" style:font-name="Monospaced" fo:font-style="normal"/>
    </style:style>
    <style:style style:name="T22" style:family="text">
      <style:text-properties fo:color="#b01813"/>
    </style:style>
    <style:style style:name="T23" style:family="text">
      <style:text-properties fo:color="#834310"/>
    </style:style>
    <style:style style:name="T24" style:family="text">
      <style:text-properties fo:color="#834310" fo:font-style="normal"/>
    </style:style>
    <style:style style:name="T25" style:family="text">
      <style:text-properties fo:color="#834310" style:font-name="Monospaced" fo:font-style="normal"/>
    </style:style>
    <style:style style:name="T26" style:family="text">
      <style:text-properties fo:font-style="normal"/>
    </style:style>
    <style:style style:name="T27" style:family="text">
      <style:text-properties style:font-name="Monospaced" fo:font-style="normal"/>
    </style:style>
    <style:style style:name="T28" style:family="text">
      <style:text-properties fo:color="#ae5cb0" style:text-underline-style="solid" style:text-underline-width="auto" style:text-underline-color="font-color"/>
    </style:style>
    <style:style style:name="T29" style:family="text">
      <style:text-properties fo:color="#ae5cb0" fo:font-style="normal" style:text-underline-style="solid" style:text-underline-width="auto" style:text-underline-color="font-color"/>
    </style:style>
    <style:style style:name="T30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31" style:family="text">
      <style:text-properties fo:color="#aaaaaa"/>
    </style:style>
    <style:style style:name="T32" style:family="text">
      <style:text-properties fo:color="#aaaaaa" fo:font-style="normal"/>
    </style:style>
    <style:style style:name="T33" style:family="text">
      <style:text-properties fo:color="#aaaaaa" style:font-name="Monospaced" fo:font-style="normal"/>
    </style:style>
    <style:style style:name="T34" style:family="text">
      <style:text-properties fo:color="#ffaa00" fo:font-style="normal"/>
    </style:style>
    <style:style style:name="T35" style:family="text">
      <style:text-properties fo:color="#ffaa00" style:font-name="Monospaced" fo:font-style="normal"/>
    </style:style>
    <style:style style:name="T36" style:family="text">
      <style:text-properties fo:font-variant="normal" fo:text-transform="none"/>
    </style:style>
    <style:style style:name="T37" style:family="text">
      <style:text-properties fo:font-variant="normal" fo:text-transform="none" fo:color="#64ae64" style:font-name="Monospaced" fo:font-style="normal"/>
    </style:style>
    <style:style style:name="T38" style:family="text">
      <style:text-properties fo:font-variant="normal" fo:text-transform="none" fo:color="#64ae64" fo:font-style="normal"/>
    </style:style>
    <style:style style:name="T39" style:family="text">
      <style:text-properties fo:font-variant="normal" fo:text-transform="none" fo:color="#834310" style:font-name="Monospaced" fo:font-style="normal"/>
    </style:style>
    <style:style style:name="T40" style:family="text">
      <style:text-properties fo:font-variant="normal" fo:text-transform="none" fo:color="#834310" fo:font-style="normal"/>
    </style:style>
    <style:style style:name="T41" style:family="text">
      <style:text-properties fo:font-variant="normal" fo:text-transform="none" style:font-name="Monospaced" fo:font-style="normal"/>
    </style:style>
    <style:style style:name="T42" style:family="text">
      <style:text-properties fo:font-variant="normal" fo:text-transform="none" fo:color="#5c5c5c" style:font-name="Monospaced" fo:font-style="normal"/>
    </style:style>
    <style:style style:name="T43" style:family="text">
      <style:text-properties fo:font-variant="normal" fo:text-transform="none" fo:color="#5c5c5c" fo:font-style="normal"/>
    </style:style>
    <style:style style:name="T44" style:family="text">
      <style:text-properties fo:font-variant="normal" fo:text-transform="none" fo:color="#32b9b9" style:font-name="Monospaced" fo:font-style="normal"/>
    </style:style>
    <style:style style:name="T45" style:family="text">
      <style:text-properties fo:font-variant="normal" fo:text-transform="none" fo:color="#32b9b9" fo:font-style="normal"/>
    </style:style>
    <style:style style:name="T46" style:family="text">
      <style:text-properties fo:font-variant="normal" fo:text-transform="none" fo:color="#4a55db" style:font-name="Monospaced" fo:font-style="normal"/>
    </style:style>
    <style:style style:name="T47" style:family="text">
      <style:text-properties fo:font-variant="normal" fo:text-transform="none" fo:color="#4a55db" fo:font-style="normal"/>
    </style:style>
    <style:style style:name="T48" style:family="text">
      <style:text-properties fo:font-variant="normal" fo:text-transform="none" fo:color="#000000" style:font-name="Monospaced" fo:font-style="normal"/>
    </style:style>
    <style:style style:name="T49" style:family="text">
      <style:text-properties fo:font-variant="normal" fo:text-transform="none" fo:color="#000000" fo:font-style="normal"/>
    </style:style>
    <style:style style:name="T50" style:family="text">
      <style:text-properties fo:font-variant="normal" fo:text-transform="none" fo:font-style="normal"/>
    </style:style>
    <style:style style:name="T51" style:family="text">
      <style:text-properties fo:font-variant="normal" fo:text-transform="none" fo:color="#b01813" style:font-name="Andale Mono" fo:font-size="8pt" fo:font-style="normal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8">// The simulation running in a thread</text:span></text:p>
      <text:p text:style-name="P6"><text:span text:style-name="T22">function</text:span> <text:span text:style-name="T19">[</text:span><text:span text:style-name="T23">sim</text:span><text:span text:style-name="T1">, </text:span><text:span text:style-name="T23">outlist</text:span><text:span text:style-name="T1">, </text:span><text:span text:style-name="T23">userdata</text:span><text:span text:style-name="T19">]</text:span><text:span text:style-name="T7">=</text:span><text:span text:style-name="T2">Thread_MainRT</text:span><text:span text:style-name="T19">(</text:span><text:span text:style-name="T23">sim</text:span><text:span text:style-name="T1">, </text:span><text:span text:style-name="T23">inlist</text:span><text:span text:style-name="T1">, </text:span><text:span text:style-name="T23">userdata</text:span><text:span text:style-name="T19">)</text:span></text:p>
      <text:p text:style-name="P7"><text:s text:c="2"/><text:span text:style-name="T20">[</text:span><text:span text:style-name="T24">sim</text:span><text:span text:style-name="T3">,</text:span><text:span text:style-name="T26"> </text:span><text:span text:style-name="T3">Tpause</text:span><text:span text:style-name="T20">]</text:span><text:span text:style-name="T26"> </text:span><text:span text:style-name="T8">=</text:span><text:span text:style-name="T26"> </text:span><text:span text:style-name="T29">ld_const</text:span><text:span text:style-name="T20">(</text:span><text:span text:style-name="T24">sim</text:span><text:span text:style-name="T3">,</text:span><text:span text:style-name="T26"> </text:span><text:span text:style-name="T3">0,</text:span><text:span text:style-name="T26"> </text:span><text:span text:style-name="T11">1</text:span><text:span text:style-name="T8">/</text:span><text:span text:style-name="T11">27</text:span><text:span text:style-name="T20">)</text:span><text:span text:style-name="T3">;</text:span><text:span text:style-name="T26"> <text:s/></text:span><text:span text:style-name="T14">// The sampling time that is constant at 27 Hz</text:span></text:p>
      <text:p text:style-name="P7"><text:s text:c="2"/><text:span text:style-name="T20">[</text:span><text:span text:style-name="T24">sim</text:span><text:span text:style-name="T3">,</text:span><text:span text:style-name="T26"> </text:span><text:span text:style-name="T3">out</text:span><text:span text:style-name="T20">]</text:span><text:span text:style-name="T26"> </text:span><text:span text:style-name="T8">=</text:span><text:span text:style-name="T26"> </text:span><text:span text:style-name="T29">ld_ClockSync</text:span><text:span text:style-name="T20">(</text:span><text:span text:style-name="T24">sim</text:span><text:span text:style-name="T3">,</text:span><text:span text:style-name="T26"> </text:span><text:span text:style-name="T3">0,</text:span><text:span text:style-name="T26"> </text:span><text:span text:style-name="T3">in</text:span><text:span text:style-name="T8">=</text:span><text:span text:style-name="T3">Tpause</text:span><text:span text:style-name="T20">)</text:span><text:span text:style-name="T3">;</text:span><text:span text:style-name="T26"> </text:span><text:span text:style-name="T14">// synchronise this simulation</text:span></text:p>
      <text:p text:style-name="P10"/>
      <text:p text:style-name="P7"><text:s text:c="2"/><text:span text:style-name="T14">// print the time interval</text:span></text:p>
      <text:p text:style-name="P7"><text:s text:c="2"/><text:span text:style-name="T20">[</text:span><text:span text:style-name="T24">sim</text:span><text:span text:style-name="T20">]</text:span><text:span text:style-name="T26"> </text:span><text:span text:style-name="T8">=</text:span><text:span text:style-name="T26"> </text:span><text:span text:style-name="T29">ld_printf</text:span><text:span text:style-name="T20">(</text:span><text:span text:style-name="T24">sim</text:span><text:span text:style-name="T3">,</text:span><text:span text:style-name="T26"> </text:span><text:span text:style-name="T3">0,</text:span><text:span text:style-name="T26"> </text:span><text:span text:style-name="T3">Tpause,</text:span><text:span text:style-name="T26"> </text:span><text:span text:style-name="T11">"Time interval [s]"</text:span><text:span text:style-name="T3">,</text:span><text:span text:style-name="T26"> </text:span><text:span text:style-name="T11">1</text:span><text:span text:style-name="T20">)</text:span><text:span text:style-name="T3">;</text:span></text:p>
      <text:p text:style-name="P10"/>
      <text:p text:style-name="P7"><text:s text:c="2"/><text:span text:style-name="T14">// save the absolute time into a file</text:span></text:p>
      <text:p text:style-name="P7"><text:s text:c="2"/><text:span text:style-name="T20">[</text:span><text:span text:style-name="T24">sim</text:span><text:span text:style-name="T3">,</text:span><text:span text:style-name="T26"> </text:span><text:span text:style-name="T3">time</text:span><text:span text:style-name="T20">]</text:span><text:span text:style-name="T26"> </text:span><text:span text:style-name="T8">=</text:span><text:span text:style-name="T26"> </text:span><text:span text:style-name="T29">ld_clock</text:span><text:span text:style-name="T20">(</text:span><text:span text:style-name="T24">sim</text:span><text:span text:style-name="T3">,</text:span><text:span text:style-name="T26"> </text:span><text:span text:style-name="T3">0</text:span><text:span text:style-name="T20">)</text:span><text:span text:style-name="T3">;</text:span></text:p>
      <text:p text:style-name="P7"><text:s text:c="2"/><text:span text:style-name="T20">[</text:span><text:span text:style-name="T24">sim</text:span><text:span text:style-name="T20">]</text:span><text:span text:style-name="T26"> </text:span><text:span text:style-name="T8">=</text:span><text:span text:style-name="T26"> </text:span><text:span text:style-name="T29">ld_savefile</text:span><text:span text:style-name="T20">(</text:span><text:span text:style-name="T24">sim</text:span><text:span text:style-name="T3">,</text:span><text:span text:style-name="T26"> </text:span><text:span text:style-name="T3">0,</text:span><text:span text:style-name="T26"> </text:span><text:span text:style-name="T3">fname</text:span><text:span text:style-name="T8">=</text:span><text:span text:style-name="T11">"AbsoluteTime.dat"</text:span><text:span text:style-name="T3">,</text:span><text:span text:style-name="T26"> </text:span><text:span text:style-name="T3">source</text:span><text:span text:style-name="T8">=</text:span><text:span text:style-name="T3">time,</text:span><text:span text:style-name="T26"> </text:span><text:span text:style-name="T3">vlen</text:span><text:span text:style-name="T8">=</text:span><text:span text:style-name="T11">1</text:span><text:span text:style-name="T20">)</text:span><text:span text:style-name="T3">;</text:span></text:p>
      <text:p text:style-name="P10"/>
      <text:p text:style-name="P10"><text:span text:style-name="T36"><text:s text:c="2"/></text:span><text:span text:style-name="T40">outlist</text:span><text:span text:style-name="T50"> </text:span><text:span text:style-name="T43">=</text:span><text:span text:style-name="T50"> </text:span><text:span text:style-name="T45">list</text:span><text:span text:style-name="T47">()</text:span><text:span text:style-name="T49">;</text:span></text:p>
      <text:p text:style-name="P4">endfunction</text:p>
      <text:p text:style-name="P10"/>
      <text:p text:style-name="P10"><text:span text:style-name="T38">// Start a thread</text:span><text:span text:style-name="T36"> <text:s text:c="2"/></text:span></text:p>
      <text:p text:style-name="P7"><text:span text:style-name="T3">ThreadPrioStruct</text:span><text:span text:style-name="T8">.</text:span><text:span text:style-name="T32">prio1</text:span><text:span text:style-name="T8">=</text:span><text:span text:style-name="T3">ORTD</text:span><text:span text:style-name="T8">.</text:span><text:span text:style-name="T32">ORTD_RT_NORMALTASK</text:span><text:span text:style-name="T3">;</text:span><text:span text:style-name="T26"> </text:span><text:span text:style-name="T14">// or <text:s/>ORTD.ORTD_RT_REALTIMETASK</text:span></text:p>
      <text:p text:style-name="P7"><text:span text:style-name="T3">ThreadPrioStruct</text:span><text:span text:style-name="T8">.</text:span><text:span text:style-name="T32">prio2</text:span><text:span text:style-name="T8">=</text:span><text:span text:style-name="T11">0</text:span><text:span text:style-name="T3">;</text:span><text:span text:style-name="T26"> <text:s/></text:span><text:span text:style-name="T14">// for ORTD.ORTD_RT_REALTIMETASK: 1-99 (man sched_setscheduler)</text:span></text:p>
      <text:p text:style-name="P7"><text:s text:c="27"/><text:span text:style-name="T14">// for ORTD.ORTD_RT_NORMALTASK this is the unix nice-value</text:span></text:p>
      <text:p text:style-name="P7"><text:span text:style-name="T3">ThreadPrioStruct</text:span><text:span text:style-name="T8">.</text:span><text:span text:style-name="T32">cpu</text:span><text:span text:style-name="T26"> </text:span><text:span text:style-name="T8">=</text:span><text:span text:style-name="T26"> </text:span><text:span text:style-name="T8">-</text:span><text:span text:style-name="T11">1</text:span><text:span text:style-name="T3">;</text:span><text:span text:style-name="T26"> </text:span><text:span text:style-name="T14">// The CPU on which the thread will run; -1 dynamically assigns to a CPU, </text:span></text:p>
      <text:p text:style-name="P7"><text:s text:c="27"/><text:span text:style-name="T14">// counting of the CPUs starts at 0</text:span></text:p>
      <text:p text:style-name="P10"/>
      <text:p text:style-name="P7"><text:span text:style-name="T20">[</text:span><text:span text:style-name="T24">sim</text:span><text:span text:style-name="T3">,</text:span><text:span text:style-name="T26"> </text:span><text:span text:style-name="T3">StartThread</text:span><text:span text:style-name="T20">]</text:span><text:span text:style-name="T26"> </text:span><text:span text:style-name="T8">=</text:span><text:span text:style-name="T26"> </text:span><text:span text:style-name="T29">ld_initimpuls</text:span><text:span text:style-name="T20">(</text:span><text:span text:style-name="T24">sim</text:span><text:span text:style-name="T3">,</text:span><text:span text:style-name="T26"> </text:span><text:span text:style-name="T3">0</text:span><text:span text:style-name="T20">)</text:span><text:span text:style-name="T3">;</text:span><text:span text:style-name="T26"> </text:span><text:span text:style-name="T14">// triggers the computation only once</text:span></text:p>
      <text:p text:style-name="P7"><text:span text:style-name="T20">[</text:span><text:span text:style-name="T24">sim</text:span><text:span text:style-name="T3">,</text:span><text:span text:style-name="T26"> </text:span><text:span text:style-name="T24">outlist</text:span><text:span text:style-name="T3">,</text:span><text:span text:style-name="T26"> </text:span><text:span text:style-name="T3">computation_finished</text:span><text:span text:style-name="T20">]</text:span><text:span text:style-name="T26"> </text:span><text:span text:style-name="T8">=</text:span><text:span text:style-name="T26"> </text:span><text:span text:style-name="T29">ld_async_simulation</text:span><text:span text:style-name="T20">(</text:span><text:span text:style-name="T24">sim</text:span><text:span text:style-name="T3">,</text:span><text:span text:style-name="T26"> </text:span><text:span text:style-name="T3">0,</text:span><text:span text:style-name="T26"> </text:span><text:span text:style-name="T34">...</text:span></text:p>
      <text:p text:style-name="P7"><text:s text:c="30"/><text:span text:style-name="T24">inlist</text:span><text:span text:style-name="T8">=</text:span><text:span text:style-name="T17">list</text:span><text:span text:style-name="T20">()</text:span><text:span text:style-name="T3">,</text:span><text:span text:style-name="T26"> </text:span><text:span text:style-name="T34">...</text:span></text:p>
      <text:p text:style-name="P7"><text:s text:c="30"/><text:span text:style-name="T3">insizes</text:span><text:span text:style-name="T8">=</text:span><text:span text:style-name="T20">[]</text:span><text:span text:style-name="T3">,</text:span><text:span text:style-name="T26"> </text:span><text:span text:style-name="T3">outsizes</text:span><text:span text:style-name="T8">=</text:span><text:span text:style-name="T20">[]</text:span><text:span text:style-name="T3">,</text:span><text:span text:style-name="T26"> </text:span><text:span text:style-name="T34">...</text:span></text:p>
      <text:p text:style-name="P7"><text:s text:c="30"/><text:span text:style-name="T3">intypes</text:span><text:span text:style-name="T8">=</text:span><text:span text:style-name="T20">[]</text:span><text:span text:style-name="T3">,</text:span><text:span text:style-name="T26"> </text:span><text:span text:style-name="T3">outtypes</text:span><text:span text:style-name="T8">=</text:span><text:span text:style-name="T20">[]</text:span><text:span text:style-name="T3">,</text:span><text:span text:style-name="T26"> </text:span><text:span text:style-name="T34">...</text:span></text:p>
      <text:p text:style-name="P7"><text:s text:c="30"/><text:span text:style-name="T3">nested_fn</text:span><text:span text:style-name="T26"> </text:span><text:span text:style-name="T8">=</text:span><text:span text:style-name="T26"> </text:span><text:span text:style-name="T4">Thread_MainRT</text:span><text:span text:style-name="T3">,</text:span><text:span text:style-name="T26"> </text:span><text:span text:style-name="T34">...</text:span></text:p>
      <text:p text:style-name="P7"><text:s text:c="30"/><text:span text:style-name="T3">TriggerSignal</text:span><text:span text:style-name="T8">=</text:span><text:span text:style-name="T3">StartThread,</text:span><text:span text:style-name="T26"> </text:span><text:span text:style-name="T3">name</text:span><text:span text:style-name="T8">=</text:span><text:span text:style-name="T11">"MainRealtimeThread"</text:span><text:span text:style-name="T3">,</text:span><text:span text:style-name="T26"> </text:span><text:span text:style-name="T34">...</text:span></text:p>
      <text:p text:style-name="P7"><text:s text:c="30"/><text:span text:style-name="T3">ThreadPrioStruct,</text:span><text:span text:style-name="T26"> </text:span><text:span text:style-name="T3">userdata</text:span><text:span text:style-name="T8">=</text:span><text:span text:style-name="T17">list</text:span><text:span text:style-name="T20">()</text:span><text:span text:style-name="T26"> </text:span><text:span text:style-name="T20">)</text:span><text:span text:style-name="T3">;</text:span></text:p>
      <text:p text:style-name="P7"><text:s text:c="7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Andale Mono" svg:font-family="'Andale Mono'" style:font-pitch="fixed"/>
    <style:font-face style:name="Monospaced1" svg:font-family="Monospaced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auer</meta:initial-creator>
    <meta:creation-date>2014-06-01T13:38:54</meta:creation-date>
    <dc:date>2014-06-01T13:47:54</dc:date>
    <dc:creator>Christian Klauer</dc:creator>
    <meta:editing-duration>PT4M4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6" meta:word-count="162" meta:character-count="1514" meta:non-whitespace-character-count="1113"/>
  </office:meta>
</office:document-meta>
</file>